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Paul Marshal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0.2+[.F7]*0.4+[.G7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7]+0.6*[.J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C7]*(0.4*(0.2*[.E7]+0.4*[.F7]+0.4*[.G7])+0.6*(0.4*[.I7]+0.6*[.J7]))*[.K7]" office:value-type="float" office:value="0.25" calcext:value-type="float">
            <text:p>0.25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8]*0.2+[.F8]*0.4+[.G8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8]+0.6*[.J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*(0.4*(0.2*[.E8]+0.4*[.F8]+0.4*[.G8])+0.6*(0.4*[.I8]+0.6*[.J8]))*[.K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*0.2+[.F9]*0.4+[.G9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9]+0.6*[.J9]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9]*(0.4*(0.2*[.E9]+0.4*[.F9]+0.4*[.G9])+0.6*(0.4*[.I9]+0.6*[.J9]))*[.K9]" office:value-type="float" office:value="1.928" calcext:value-type="float">
            <text:p>1.928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7:00:15.3571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7:18:26.066670000</dc:date>
    <meta:editing-duration>PT2H37M27S</meta:editing-duration>
    <meta:editing-cycles>16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